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71cm" svg:y="4.356cm" presentation:class="title" presentation:user-transformed="true">
          <draw:text-box>
            <text:p>skyrmion reading summary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SimSun" style:font-family-asian="NSimSun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6T09:23:44.601396629</meta:creation-date>
    <dc:date>2021-03-29T16:49:26.808789011</dc:date>
    <meta:editing-duration>PT5H57M39S</meta:editing-duration>
    <meta:editing-cycles>45</meta:editing-cycles>
    <meta:generator>LibreOffice/7.0.5.2$Linux_X86_64 LibreOffice_project/00$Build-2</meta:generator>
    <meta:document-statistic meta:object-count="24"/>
  </office:meta>
</office:document-meta>
</file>